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31,28</text:p>
          </table:table-cell>
          <table:table-cell table:number-columns-repeated="51"/>
        </table:table-row>
        <table:table-row table:style-name="ro1">
          <table:table-cell table:number-columns-repeated="31"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19" office:value-type="string" calcext:value-type="string">
            <text:p>F:61</text:p>
          </table:table-cell>
          <table:table-cell office:value-type="string" calcext:value-type="string">
            <text:p>E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office:value-type="string" calcext:value-type="string">
            <text:p>F:61</text:p>
          </table:table-cell>
          <table:table-cell table:number-columns-repeated="3" office:value-type="string" calcext:value-type="string">
            <text:p>S:61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office:value-type="string" calcext:value-type="string">
            <text:p>F:61</text:p>
          </table:table-cell>
          <table:table-cell table:number-columns-repeated="3" office:value-type="string" calcext:value-type="string">
            <text:p>S:61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office:value-type="string" calcext:value-type="string">
            <text:p>F:61</text:p>
          </table:table-cell>
          <table:table-cell table:number-columns-repeated="3" office:value-type="string" calcext:value-type="string">
            <text:p>S:61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3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3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3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3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table:number-columns-repeated="9" office:value-type="string" calcext:value-type="string">
            <text:p>W:6</text:p>
          </table:table-cell>
          <table:table-cell office:value-type="string" calcext:value-type="string">
            <text:p>DEW:61</text:p>
          </table:table-cell>
          <table:table-cell table:number-columns-repeated="12"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office:value-type="string" calcext:value-type="string">
            <text:p>F:61</text:p>
          </table:table-cell>
          <table:table-cell office:value-type="string" calcext:value-type="string">
            <text:p>F:61:5</text:p>
          </table:table-cell>
          <table:table-cell table:number-columns-repeated="6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15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3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DNS:61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4" office:value-type="string" calcext:value-type="string">
            <text:p>F:61</text:p>
          </table:table-cell>
          <table:table-cell office:value-type="string" calcext:value-type="string">
            <text:p>ZG:61</text:p>
          </table:table-cell>
          <table:table-cell table:number-columns-repeated="15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0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:6</text:p>
          </table:table-cell>
          <table:table-cell table:number-columns-repeated="8" office:value-type="string" calcext:value-type="string">
            <text:p>F:61</text:p>
          </table:table-cell>
          <table:table-cell office:value-type="string" calcext:value-type="string">
            <text:p>W:6</text:p>
          </table:table-cell>
          <table:table-cell table:number-columns-repeated="19" office:value-type="string" calcext:value-type="string">
            <text:p>F:61</text:p>
          </table:table-cell>
          <table:table-cell office:value-type="string" calcext:value-type="string">
            <text:p>E:165</text:p>
          </table:table-cell>
          <table:table-cell office:value-type="string" calcext:value-type="string">
            <text:p>W:6</text:p>
          </table:table-cell>
          <table:table-cell table:number-columns-repeated="21"/>
        </table:table-row>
        <table:table-row table:style-name="ro1">
          <table:table-cell table:number-columns-repeated="31" office:value-type="string" calcext:value-type="string">
            <text:p>W: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1:44:27.2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20:57:38.593000000</meta:creation-date>
    <dc:date>2016-03-06T11:44:58.093000000</dc:date>
    <meta:editing-duration>PT1H5M6S</meta:editing-duration>
    <meta:editing-cycles>13</meta:editing-cycles>
    <meta:generator>LibreOffice/4.4.7.2$Windows_x86 LibreOffice_project/f3153a8b245191196a4b6b9abd1d0da16eead600</meta:generator>
    <meta:document-statistic meta:table-count="1" meta:cell-count="869" meta:object-count="0"/>
  </office:meta>
</office:document-meta>
</file>